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0264" calcext:value-type="float">
            <text:p>96.6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096" calcext:value-type="float">
            <text:p>87.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9088" calcext:value-type="float">
            <text:p>94.0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9168" calcext:value-type="float">
            <text:p>90.8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1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7408" calcext:value-type="float">
            <text:p>88.2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0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Capps Switch Quad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